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4c5b4" officeooo:paragraph-rsid="0004c5b4"/>
    </style:style>
    <style:style style:name="P2" style:family="paragraph" style:parent-style-name="Standard">
      <style:paragraph-properties fo:text-align="center" style:justify-single-word="false"/>
      <style:text-properties fo:font-size="24pt" officeooo:rsid="0004c5b4" officeooo:paragraph-rsid="0004c5b4" style:font-size-asian="21pt" style:font-size-complex="24pt"/>
    </style:style>
    <style:style style:name="P3" style:family="paragraph" style:parent-style-name="Standard">
      <style:paragraph-properties fo:text-align="start" style:justify-single-word="false"/>
      <style:text-properties fo:font-size="12pt" officeooo:rsid="0004c5b4" officeooo:paragraph-rsid="0004c5b4" style:font-size-asian="10.5pt" style:font-size-complex="12pt"/>
    </style:style>
    <style:style style:name="P4" style:family="paragraph" style:parent-style-name="Standard">
      <style:paragraph-properties fo:text-align="start" style:justify-single-word="false"/>
      <style:text-properties fo:font-size="12pt" officeooo:rsid="0004c5b4" officeooo:paragraph-rsid="0005bf3c" style:font-size-asian="10.5pt" style:font-size-complex="12pt"/>
    </style:style>
    <style:style style:name="P5" style:family="paragraph" style:parent-style-name="Standard">
      <style:paragraph-properties fo:text-align="start" style:justify-single-word="false"/>
      <style:text-properties fo:font-size="12pt" officeooo:rsid="0005bf3c" officeooo:paragraph-rsid="0005bf3c" style:font-size-asian="10.5pt" style:font-size-complex="12pt"/>
    </style:style>
    <style:style style:name="P6" style:family="paragraph" style:parent-style-name="Standard">
      <style:paragraph-properties fo:text-align="start" style:justify-single-word="false"/>
      <style:text-properties fo:font-size="12pt" officeooo:rsid="0005fb26" officeooo:paragraph-rsid="0005fb26" style:font-size-asian="10.5pt" style:font-size-complex="12pt"/>
    </style:style>
    <style:style style:name="P7" style:family="paragraph" style:parent-style-name="Standard">
      <style:paragraph-properties fo:text-align="start" style:justify-single-word="false"/>
      <style:text-properties fo:font-size="12pt" officeooo:rsid="0007ce95" officeooo:paragraph-rsid="0007ce95" style:font-size-asian="10.5pt" style:font-size-complex="12pt"/>
    </style:style>
    <style:style style:name="P8" style:family="paragraph" style:parent-style-name="Standard">
      <style:paragraph-properties fo:text-align="start" style:justify-single-word="false"/>
      <style:text-properties fo:font-size="12pt" officeooo:rsid="000a4069" officeooo:paragraph-rsid="000a4069" style:font-size-asian="10.5pt" style:font-size-complex="12pt"/>
    </style:style>
    <style:style style:name="T1" style:family="text">
      <style:text-properties officeooo:rsid="0005bf3c"/>
    </style:style>
    <style:style style:name="T2" style:family="text">
      <style:text-properties officeooo:rsid="0005fb26"/>
    </style:style>
    <style:style style:name="T3" style:family="text">
      <style:text-properties officeooo:rsid="0007ce95"/>
    </style:style>
    <style:style style:name="T4" style:family="text">
      <style:text-properties officeooo:rsid="000994bf"/>
    </style:style>
    <style:style style:name="T5" style:family="text">
      <style:text-properties officeooo:rsid="000a40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TF – User Manual</text:p>
      <text:p text:style-name="P2"/>
      <text:p text:style-name="P2"/>
      <text:p text:style-name="P2"/>
      <text:p text:style-name="P2"/>
      <text:p text:style-name="P2"/>
      <text:p text:style-name="P2"/>
      <text:p text:style-name="P2"/>
      <text:p text:style-name="P2">BIL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INNEHÅLLSFÖRTECKN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Saker att skriva om:</text:p>
      <text:p text:style-name="P3"><text:span text:style-name="T2">###</text:span>1. Kontroller</text:p>
      <text:p text:style-name="P3"><text:span text:style-name="T2">###</text:span>2. Multiplayer</text:p>
      <text:p text:style-name="P3"><text:span text:style-name="T5">###</text:span>3. Potatopack</text:p>
      <text:p text:style-name="P3"><text:span text:style-name="T3">###</text:span>4. HP</text:p>
      <text:p text:style-name="P3"><text:span text:style-name="T3">###</text:span>5. Score</text:p>
      <text:p text:style-name="P6"><text:span text:style-name="T3">###</text:span>8. Overheat</text:p>
      <text:p text:style-name="P6"><text:span text:style-name="T3">###</text:span>9. Spawn protect</text:p>
      <text:p text:style-name="P3"><text:span text:style-name="T4">###</text:span>6. Olika tiles (portaler osv)</text:p>
      <text:p text:style-name="P3"><text:span text:style-name="T1">###</text:span>7. Hur man startar ett spel</text:p>
      <text:p text:style-name="P3"/>
      <text:p text:style-name="P3"/>
      <text:p text:style-name="P3">1. Starting a game</text:p>
      <text:p text:style-name="P4">To start Capture the Flag <text:span text:style-name="T1">make sure you're in the same directory as ctf.py, then</text:span> start a terminal and write: ”python3 <text:span text:style-name="T1">ctf.py”. You enter a start screen where you have to choose how many players there should be, zero, one or two. You can use the keyboard keys corresponding to the number of players or use the mouse to click on the text, next you will have to choose what map you want to play and here you can also use both keyboard and mouse. Lastly you will have to choose what kind of art pack you want to use, standard- or potatopack. Now you should be all set to start playing!</text:span></text:p>
      <text:p text:style-name="P4"/>
      <text:p text:style-name="P5">2. Controls</text:p>
      <text:p text:style-name="P5">The following controlls is available in the game:</text:p>
      <text:p text:style-name="P5">Player 1:</text:p>
      <text:p text:style-name="P5"><text:tab/>Move forward <text:tab/>– <text:tab/>Arrow up </text:p>
      <text:p text:style-name="P5"><text:tab/>Move backward <text:tab/>– <text:tab/>Arrow down</text:p>
      <text:p text:style-name="P5"><text:tab/>Rotate left <text:tab/><text:tab/>– <text:tab/>Arrow left</text:p>
      <text:p text:style-name="P5"><text:tab/>Rotate right <text:tab/><text:tab/>– <text:tab/>Arrow right</text:p>
      <text:p text:style-name="P5"><text:tab/>Shoot <text:span text:style-name="T3">missile</text:span> <text:tab/><text:tab/>– <text:tab/>Enter</text:p>
      <text:p text:style-name="P5"/>
      <text:p text:style-name="P5">Player 2:</text:p>
      <text:p text:style-name="P5"><text:tab/>Move forward <text:tab/>– <text:tab/>W</text:p>
      <text:p text:style-name="P5"><text:tab/>Move backward <text:tab/>– <text:tab/>S</text:p>
      <text:p text:style-name="P5"><text:tab/>Rotate left <text:tab/><text:tab/>– <text:tab/>A</text:p>
      <text:p text:style-name="P5"><text:tab/>Rotate right <text:tab/><text:tab/>– <text:tab/>D</text:p>
      <text:p text:style-name="P5"><text:tab/>Shoot <text:span text:style-name="T3">missile</text:span><text:tab/><text:tab/>– <text:tab/>Space</text:p>
      <text:p text:style-name="P5"/>
      <text:p text:style-name="P6">Other:</text:p>
      <text:p text:style-name="P6"><text:tab/>Pause <text:tab/><text:tab/><text:tab/>– <text:tab/>P</text:p>
      <text:p text:style-name="P6"><text:tab/>Unpause <text:tab/><text:tab/>– <text:tab/>U</text:p>
      <text:p text:style-name="P6"><text:tab/>Exit game <text:tab/><text:tab/>– <text:tab/>ESC</text:p>
      <text:p text:style-name="P6"/>
      <text:p text:style-name="P7">3. Obstaclelist</text:p>
      <text:p text:style-name="P7">In the game you will encounter several obstacels and they're listed below:</text:p>
      <text:p text:style-name="P7"><text:tab/>Stonewalls <text:tab/><text:tab/>–<text:tab/>Indestructable walls that you cant get past</text:p>
      <text:p text:style-name="P7"><text:tab/>Wood boxes <text:tab/><text:tab/>– <text:tab/>Boxes that can be shot down with one missile</text:p>
      <text:p text:style-name="P6"><text:tab/><text:span text:style-name="T4">Steel blocks <text:tab/><text:tab/>– <text:tab/>Blocks of steel that you can push but not destroy</text:span></text:p>
      <text:p text:style-name="P6"><text:tab/><text:span text:style-name="T4">Portals <text:tab/><text:tab/>– <text:tab/>If you enter a portal you will be teleported to another one (or <text:tab/><text:tab/><text:tab/><text:tab/><text:tab/>the same) at random. Use at own risk! </text:span></text:p>
      <text:p text:style-name="P6"><text:soft-page-break/></text:p>
      <text:p text:style-name="P6"><text:span text:style-name="T3">4</text:span>. Playing the game</text:p>
      <text:p text:style-name="P6">The goal of the game is to get a score of ten or more. You can achieve this by either killing opponents or capturing the flag but be careful, dying will make you loose points!</text:p>
      <text:p text:style-name="P6">How many points you can earn/loose is listed below (you cannot drop below 0 in score):</text:p>
      <text:p text:style-name="P6"><text:tab/>Capturing the flag <text:tab/>–<text:tab/>3p</text:p>
      <text:p text:style-name="P6"><text:tab/>Killing an opponent <text:tab/>– <text:tab/>1p</text:p>
      <text:p text:style-name="P6"><text:tab/>Dying <text:tab/><text:tab/><text:tab/>– <text:tab/>-2p</text:p>
      <text:p text:style-name="P6">All players have 2hp and each missile deal 1hp damage, if you loose all your hp you die, loose <text:span text:style-name="T3">two</text:span> points and gets respawned at your base with full hp. <text:span text:style-name="T3">You can also die from overheat, you get overheated for two seconds if you shoot a missile, wich means that if you shoot when you are overheated you will loose two points and get respawned at your base with full hp.</text:span></text:p>
      <text:p text:style-name="P6"/>
      <text:p text:style-name="P7">When you have died you will get a respawn protection to prevent people camping your base. Respawn protection makes you invulnerable against other peoples missiles for four seconds, you can still die and loose points to overheat.</text:p>
      <text:p text:style-name="P7"/>
      <text:p text:style-name="P8">5. Potatopack</text:p>
      <text:p text:style-name="P8">There is a graphicspack where you fight to rule the potatofield! Instead of a tank you drive a potato and you shoot smaller potatos instead of missiles. Wooden boxes is replaced with carrotpatches, stonewalls with water and steel boxes are now grey potat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c5b4" officeooo:paragraph-rsid="0004c5b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rspectives in Computer Science<text:tab/><text:tab/>Capture the Flag</text:p>
        <text:p text:style-name="MP1">and Computer Engineering<text:tab/><text:tab/>Group: C3</text:p>
        <text:p text:style-name="MP1">TDDD63<text:tab/><text:tab/>Fall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0:36:04.899106281</meta:creation-date>
    <dc:date>2015-12-07T13:29:58.146610408</dc:date>
    <meta:editing-duration>PT13M38S</meta:editing-duration>
    <meta:editing-cycles>2</meta:editing-cycles>
    <meta:generator>LibreOffice/4.4.3.2$Linux_X86_64 LibreOffice_project/40m0$Build-2</meta:generator>
    <dc:creator>Adjuzi </dc:creator>
    <meta:document-statistic meta:table-count="0" meta:image-count="0" meta:object-count="0" meta:page-count="4" meta:paragraph-count="52" meta:word-count="507" meta:character-count="2916" meta:non-whitespace-character-count="2357"/>
  </office:meta>
</office:document-meta>
</file>